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Hei Pro" svg:font-family="'LiHei Pro'" style:font-pitch="variable"/>
    <style:font-face style:name="LiHei Pro1" svg:font-family="'LiHei Pro'" style:font-adornments="标准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标准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  <style:text-properties fo:font-size="10.5pt" style:font-size-asian="10.5pt" style:font-size-complex="10.5pt"/>
    </style:style>
    <style:style style:name="P2" style:family="paragraph" style:parent-style-name="Standard">
      <style:text-properties fo:font-size="10.5pt" style:font-name-asian="LiHei Pro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fo:font-size="10.5pt" style:font-name-asian="LiHei Pro" style:font-size-asian="10.5pt" style:font-size-complex="10.5pt"/>
    </style:style>
    <style:style style:name="P4" style:family="paragraph" style:parent-style-name="Standard">
      <style:paragraph-properties fo:margin-left="0cm" fo:margin-right="0cm" fo:text-indent="0.76cm" style:auto-text-indent="false"/>
      <style:text-properties fo:font-size="10.5pt" style:font-name-asian="LiHei Pro" style:font-size-asian="10.5pt" style:font-size-complex="10.5pt"/>
    </style:style>
    <style:style style:name="P5" style:family="paragraph" style:parent-style-name="Standard">
      <style:paragraph-properties fo:margin-left="0cm" fo:margin-right="0cm" fo:line-height="120%" fo:text-indent="0.76cm" style:auto-text-indent="false"/>
      <style:text-properties fo:font-size="10.5pt" style:font-name-asian="LiHei Pro" style:font-size-asian="10.5pt" style:font-size-complex="10.5pt"/>
    </style:style>
    <style:style style:name="P6" style:family="paragraph" style:parent-style-name="Standard">
      <style:paragraph-properties fo:margin-left="0cm" fo:margin-right="0cm" fo:line-height="120%" fo:text-indent="0cm" style:auto-text-indent="false"/>
      <style:text-properties fo:font-size="12pt" fo:font-weight="bold" style:font-name-asian="LiHei Pro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paragraph-properties fo:line-height="120%"/>
    </style:style>
    <style:style style:name="P8" style:family="paragraph" style:parent-style-name="Standard">
      <style:paragraph-properties fo:line-height="120%"/>
      <style:text-properties fo:font-size="10.5pt" style:font-name-asian="LiHei Pro" style:font-size-asian="10.5pt" style:font-size-complex="10.5pt"/>
    </style:style>
    <style:style style:name="P9" style:family="paragraph" style:parent-style-name="Standard" style:list-style-name="L1">
      <style:paragraph-properties fo:line-height="120%"/>
      <style:text-properties fo:font-size="10.5pt" style:font-name-asian="LiHei Pro" style:font-size-asian="10.5pt" style:font-size-complex="10.5pt"/>
    </style:style>
    <style:style style:name="P10" style:family="paragraph" style:parent-style-name="Standard">
      <style:paragraph-properties fo:line-height="120%"/>
      <style:text-properties fo:font-size="12pt" fo:font-weight="bold" style:font-name-asian="LiHei Pro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line-height="120%" fo:text-indent="0.76cm" style:auto-text-indent="false"/>
      <style:text-properties style:font-name="LiHei Pro" fo:font-size="10.5pt" style:font-name-asian="LiHei Pro" style:font-size-asian="10.5pt" style:font-size-complex="10.5pt"/>
    </style:style>
    <style:style style:name="P12" style:family="paragraph" style:parent-style-name="Standard">
      <style:paragraph-properties fo:margin-left="0cm" fo:margin-right="0cm" fo:line-height="120%" fo:text-indent="0.76cm" style:auto-text-indent="false"/>
      <style:text-properties fo:font-size="10.5pt" style:font-name-asian="LiHei Pro" style:font-size-asian="10.5pt" style:font-size-complex="10.5pt"/>
    </style:style>
    <style:style style:name="P13" style:family="paragraph" style:parent-style-name="Standard">
      <style:paragraph-properties fo:margin-left="0cm" fo:margin-right="0cm" fo:line-height="120%" fo:text-indent="0.76cm" style:auto-text-indent="false"/>
      <style:text-properties fo:font-size="10.5pt" fo:font-weight="bold" style:font-name-asian="LiHei Pro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0cm" fo:margin-right="0cm" fo:line-height="120%" fo:text-indent="0cm" style:auto-text-indent="false"/>
      <style:text-properties fo:font-size="12pt" fo:font-weight="bold" style:font-name-asian="LiHei Pro" style:font-size-asian="12pt" style:font-weight-asian="bold" style:font-size-complex="12pt" style:font-weight-complex="bold"/>
    </style:style>
    <style:style style:name="T1" style:family="text">
      <style:text-properties style:font-name="Droid Sans1"/>
    </style:style>
    <style:style style:name="T2" style:family="text">
      <style:text-properties style:font-name="Droid Sans1" fo:font-size="10.5pt" style:font-name-asian="LiHei Pro" style:font-size-asian="10.5pt" style:font-size-complex="10.5pt"/>
    </style:style>
    <style:style style:name="T3" style:family="text">
      <style:text-properties style:font-name="Droid Sans1" style:font-name-asian="Droid Sans1"/>
    </style:style>
    <style:style style:name="T4" style:family="text">
      <style:text-properties fo:font-size="10.5pt" style:font-name-asian="LiHei Pro" style:font-size-asian="10.5pt" style:font-size-complex="10.5pt"/>
    </style:style>
    <style:style style:name="T5" style:family="text">
      <style:text-properties style:font-name="LiHei Pro"/>
    </style:style>
    <text:list-style style:name="L1">
      <text:list-level-style-bullet text:level="1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找回遗失的梦想</text:p>
      <text:p text:style-name="P1">——《职业规划与领导力发展》听课感想</text:p>
      <text:p text:style-name="P3">学号：<text:span text:style-name="T1">00648331</text:span><text:tab/>姓名：张涛</text:p>
      <text:p text:style-name="P2"/>
      <text:p text:style-name="P6">一、课程总体感想</text:p>
      <text:p text:style-name="P5">最初从课程介绍中看到这门课的名字，就有一种眼前一亮的感觉。看过课程说明和往届课程网站的内容，我感觉这门课的讲座授课方式、讲师的身份以及授课内容，将会给我今回的人生发展规划产生重要作用。</text:p>
      <text:p text:style-name="P5">实际上课过程中，感觉确实如此。每次课程中，我们都可以从前辈们不同的发展路径中，吸收到很多适用于不同情况的职业规划方法，了解到要将自己的人生道路铺向成功，我们需要具有哪些个人品质，需要有哪些知识储备，以及应该正确选择和坚持自己的职业方向。</text:p>
      <text:p text:style-name="P5">总体来讲，我觉得本门课程的主要优势有下面几点：</text:p>
      <text:list xml:id="list702669257" text:style-name="L1">
        <text:list-item>
          <text:p text:style-name="P9">讲师基本都是往届毕业生，可以算是我们的师兄师姐，这样双方交流起来感觉比较容易让人产生亲和感，不会感到太多拘束，可以畅所欲言，提出自己的观点。</text:p>
        </text:list-item>
        <text:list-item>
          <text:p text:style-name="P7"><text:span text:style-name="T4">讲师大多是计算机系毕业，并且在</text:span><text:span text:style-name="T2">IT</text:span><text:span text:style-name="T4">行业相关企业工作，或者在</text:span><text:span text:style-name="T2">IT</text:span><text:span text:style-name="T4">行业创业，这点对于我们信息学院的学生来说是一个很大的优势，因为讲师们所经历的很多事情，很有可能也是我们以后走向职业道路后将要经历的事情。能了解到这些职场上的成功者在这些经历中是如何面对挑战、解决困难的，这将使我们在今后的职业发展中更具优势。这一优点对于其它院系同学似乎没有什么意义，但个人认为实际上很多不同行业之间有一些很相似的情况，这样在其它领域也可以借鉴这些经验。</text:span></text:p>
        </text:list-item>
        <text:list-item>
          <text:p text:style-name="P9">不同讲师目前职业领域有所不同。比如他们任职的地方，有IT行业外企和国企，也有其它行业外企的IT部门，或者IT领域科研单位，也有自己创业的，还有从军的。这些不同领域的职业经历，将给我们一个从不同角度去观察IT行业的职业路线发展，并且给我们自己选择职业道路提供了不同的参考，具有很强的实用性。</text:p>
        </text:list-item>
        <text:list-item>
          <text:p text:style-name="P9">最重要的一点，我认为是这些讲师在演讲和互动过程中，表现出来的那种人格上的光芒。这些讲师性格有各自的特点，从事工作也各不相同，但是他们都在某个方面体现出一种人格魅力；并且在他们的演讲和回答问题过程中，也经常会提出自己对于大学生在做人方面，应该学习什么，应该具有什么人格品质。重要的是这种人格特性，我们是无法从书本中学到的；而一旦培养出来一个人格品质，它将伴随我们整个一生。所以说，从这些成功人士身上，我们可以看到我们还缺少什么样的人格特性，我们还有哪些不好的人格特性。大学阶段，是人格定型的关键阶段。如果能从前辈们身上学到他们的人格闪光点，我们将受益终生。</text:p>
        </text:list-item>
      </text:list>
      <text:p text:style-name="P8"/>
      <text:p text:style-name="P10">二、孙凝晖老师讲座感想</text:p>
      <text:p text:style-name="P5">应该说整个课程过程中的每一个讲座都非常精彩，也给我们带来很多启迪。在所有讲座中要选出一个自己认为最好的，着实不易。不过在中科院的孙凝晖老师的讲座中，我对孙老师提出的一些观点感触颇深，所以在这里谈谈这次讲座的感想。</text:p>
      <text:p text:style-name="P5"><text:soft-page-break/>孙老师在讲座中的言谈举止，给人的感觉是，这是一个有理想，有远大抱负的人。孙老师将自己所有精力投入到我国的超级计算机研发工作中，以推动国家在计算机尖端领域的发展为己任。这一点我觉得非常难能可贵。</text:p>
      <text:p text:style-name="P5">孙老师将他从事科学研究工作的原因归于自己儿时的梦想，并在讲座中对自己小时候的“科学家梦“在自己人生发展的历程中的演变进行了描述分析，并讲述了他最终又如何坚持自己的梦想，最终成为一名科学家。在这里，孙老师尤其强调了一个人的“理想”或是“梦想”，对一个人的人生到底能有多大影响。他在PPT中写下这样两句话“保持理想哪怕是梦想”，“规划不一定实现，不规划一定不会实现”。其中的前一句，想必大多数人都没法做到。现在很多人由于各种各样的原因，只能将自己的理想埋入内心深处，做出违背自己最初意愿的选择。能始终坚持自己的理想，就是一种非常难能可贵的人格特性。</text:p>
      <text:p text:style-name="P5">孙老师在自己的讲座中，以卡内基梅隆大学的<text:span text:style-name="T1">Randy Pausch</text:span>教授的事迹为例，提到了<text:span text:style-name="T1">Randy</text:span>教授最后一次演讲中一句著名的话<text:span text:style-name="T3">”You can't control the cards you're dealt, <text:s/>just how you play the hand.”</text:span>而大家也许都听说过约翰<text:span text:style-name="T5">•高达的127个梦想的故事。约翰在自己15岁时，给自己写下了一个包含了127个不同理想，并且这些理想绝非轻而易举可以完成，比如环游地球、著书等等。而后来他真的按照自己的理想清单，一件一件去做，最终完成了其中108个任务。这绝对是一个了不得的壮举！</text:span></text:p>
      <text:p text:style-name="P11">Jeff Dean，Google首席架构师，Server Farm的主要设计者之一，他曾经说到自己小时候有一个理想，是在地球的每一片陆地上打篮球。而现在，他仍然在不断努力去实现自己的这个看似“幼稚”的理想中。</text:p>
      <text:p text:style-name="P11">相信每个人都在自己内心深处埋藏着一个理想。重新找回自己的理想，并努力去实现它，相信你的人生会更加精彩。</text:p>
      <text:p text:style-name="P5"/>
      <text:p text:style-name="P6">个人简介</text:p>
      <text:p text:style-name="P13">主要经历</text:p>
      <text:p text:style-name="P5">北京大学计算机系06级本科生。大一阶段在北京大学地球与空间科学学院学习，期间加入院学生会宣传部负责院刊工作。另外加入青年志愿者协会，参加数次志愿者支教活动。大二转系进入计算机系学习。由于转系后学习负担较重，平时参加的社团活动和学生工作较少。2008年夏，在北京残奥会中参加志愿者工作。从大三开始在北京大学计算机系体系结构实验室实习，主要实习领域为操作系统内核、驱动以及底层软件支持方面。</text:p>
      <text:p text:style-name="P13">个人评价</text:p>
      <text:p text:style-name="P5">由于目前人际交往能力较弱，一般主要承担一些技术性工作。但是个人比较希望提高自己在人际交往方面的能力，以使得自己能够胜任更宽广领域的工作，而不仅限于纯技术性工作。</text:p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Hei Pro" svg:font-family="'LiHei Pro'" style:font-pitch="variable"/>
    <style:font-face style:name="LiHei Pro1" svg:font-family="'LiHei Pro'" style:font-adornments="标准" style:font-pitch="variable"/>
    <style:font-face style:name="Times New Roman" svg:font-family="'Times New Roman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标准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宋体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Droid Sans" fo:font-size="22pt" style:font-name-asian="LiHei Pro1" style:font-size-asian="22pt" style:font-name-complex="宋体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9T10:21:30</meta:creation-date>
    <meta:generator>OpenOffice.org/3.1$Linux OpenOffice.org_project/310m11$Build-9399</meta:generator>
    <dc:date>2009-08-01T16:50:30</dc:date>
    <meta:editing-duration>PT03H07M05S</meta:editing-duration>
    <meta:editing-cycles>180</meta:editing-cycles>
    <meta:document-statistic meta:table-count="0" meta:image-count="0" meta:object-count="0" meta:page-count="2" meta:paragraph-count="23" meta:word-count="1065" meta:character-count="2187"/>
  </office:meta>
</office:document-meta>
</file>